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text-properties officeooo:rsid="000d1f5d" officeooo:paragraph-rsid="000d1f5d"/>
    </style:style>
    <style:style style:name="P2" style:family="paragraph" style:parent-style-name="Standard">
      <style:text-properties officeooo:rsid="0013b295" officeooo:paragraph-rsid="0013b295"/>
    </style:style>
    <style:style style:name="P3" style:family="paragraph" style:parent-style-name="Standard">
      <style:text-properties officeooo:paragraph-rsid="0013b295"/>
    </style:style>
    <style:style style:name="P4" style:family="paragraph" style:parent-style-name="Standard">
      <style:text-properties fo:color="#ce181e" officeooo:paragraph-rsid="0013b295"/>
    </style:style>
    <style:style style:name="P5" style:family="paragraph" style:parent-style-name="Standard">
      <style:text-properties officeooo:paragraph-rsid="00166037"/>
    </style:style>
    <style:style style:name="P6" style:family="paragraph" style:parent-style-name="Heading_20_1" style:master-page-name="Standard">
      <style:paragraph-properties fo:text-align="center" style:justify-single-word="false" style:page-number="auto"/>
      <style:text-properties fo:language="en" fo:country="US" fo:font-weight="bold" style:font-weight-asian="bold"/>
    </style:style>
    <style:style style:name="P7" style:family="paragraph" style:parent-style-name="Heading_20_1">
      <style:text-properties officeooo:paragraph-rsid="0013b295"/>
    </style:style>
    <style:style style:name="P8" style:family="paragraph" style:parent-style-name="Heading_20_2">
      <style:text-properties fo:language="en" fo:country="US" officeooo:rsid="000c2e9a" officeooo:paragraph-rsid="000c2e9a"/>
    </style:style>
    <style:style style:name="P9" style:family="paragraph" style:parent-style-name="Heading_20_2">
      <style:text-properties fo:language="en" fo:country="US" officeooo:rsid="000eb3c8" officeooo:paragraph-rsid="000eb3c8"/>
    </style:style>
    <style:style style:name="P10" style:family="paragraph" style:parent-style-name="No_20_Spacing">
      <style:text-properties officeooo:rsid="000eb3c8" officeooo:paragraph-rsid="000eb3c8"/>
    </style:style>
    <style:style style:name="P11" style:family="paragraph" style:parent-style-name="No_20_Spacing">
      <style:text-properties officeooo:rsid="000fd64e" officeooo:paragraph-rsid="000fd64e"/>
    </style:style>
    <style:style style:name="T1" style:family="text">
      <style:text-properties officeooo:rsid="000fd64e"/>
    </style:style>
    <style:style style:name="T2" style:family="text">
      <style:text-properties officeooo:rsid="00125dec"/>
    </style:style>
    <style:style style:name="T3" style:family="text">
      <style:text-properties officeooo:rsid="0013b295"/>
    </style:style>
    <style:style style:name="T4" style:family="text">
      <style:text-properties officeooo:rsid="00154a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start text:name="_Toc448254334"/>Resenha de Artigos<text:bookmark-end text:name="_Toc448254334"/></text:h>
      <text:h text:style-name="P8" text:outline-level="2"><text:bookmark-start text:name="_Toc448254336"/><text:bookmark-start text:name="_Toc448254335"/>ID_01 - Wang, 2008 - IEEE - A Similarity-Based Prognostics Approach for Remaining Useful Life Estimation of Engineered Systems.pdf<text:bookmark-end text:name="_Toc448254336"/><text:bookmark-end text:name="_Toc448254335"/></text:h>
      <text:p text:style-name="Standard"/>
      <text:p text:style-name="No_20_Spacing">In the following procedures of this work, the seven sensors, 2, 3, 4, 7, 11, 12 and 15, are used.</text:p>
      <text:p text:style-name="No_20_Spacing"/>
      <text:p text:style-name="P1">The 3-D plot of the three variables shows that the data concentrated in six clusters, indicating six discrete operating conditions, or regimes (Fig. 3).</text:p>
      <text:p text:style-name="P1"/>
      <text:p text:style-name="P1">Now, each cycle of a unit can be labeled by a regime ID from 1 to 6, replacing the original three variables of operational settings.</text:p>
      <text:p text:style-name="P1"/>
      <text:p text:style-name="P1"/>
      <text:h text:style-name="P9" text:outline-level="2"><text:bookmark-start text:name="_Toc4482543361"/><text:bookmark-start text:name="_Toc4482543351"/>ID_08 - Riad, 2010 - IEEE - Evaluation of Neural Networks in the Subject of Prognostics As Compared To Linear Regression Mode<text:bookmark-end text:name="_Toc4482543361"/><text:bookmark-end text:name="_Toc4482543351"/></text:h>
      <text:p text:style-name="P1"/>
      <text:p text:style-name="P1"/>
      <text:p text:style-name="P10">There are three operational conditions that have a substantial effect on unit performance (Altitude, Mach number, and Throttle Resolver Angle). The operational conditions for all engines can be clustered into six different regimes as shown in Fig. 2. The six dots are actually six highly concentrated clusters that contain thousands of sample points each.</text:p>
      <text:p text:style-name="P10"/>
      <text:p text:style-name="P10"/>
      <text:h text:style-name="Heading_20_1" text:outline-level="1">Data Segmentation <text:span text:style-name="T3">(Classes creation)</text:span>:</text:h>
      <text:p text:style-name="P3"/>
      <text:p text:style-name="P3">++ ID_35 - Tamilselvan, 2013 - <text:s/>Elsevier - Failure diagnosis using deep belief learning based health state classification – <text:span text:style-name="T4">page 8.</text:span></text:p>
      <text:p text:style-name="P4">“ The sensory signals of each engine unit is first arranged in descending order based on the operation cycle index and the first 50 data points are termed as HS 4 (failure HS); the region between 75 and 125 data points is termed as HS 3; the region between 150 and 200 data points is termed as HS 2; and the region greater than 220 data points is termed as HS 1 (healthy HS).”</text:p>
      <text:p text:style-name="Standard">ID_10 - Ramasso, 2010 - IEEE - Prognostics in Switching Systems: Evidential Markovian Classification of Real-Time Neuro-Fuzzy Predictions – <text:span text:style-name="T1">page 2;</text:span></text:p>
      <text:p text:style-name="P2">Forma baseada em RUL:</text:p>
      <text:p text:style-name="Standard">ID_13 - Zhao, 2011 - <text:s/>Comparison of data reduction techniques based on SVM classifier and SVR performance – <text:span text:style-name="T2">page 14 and 15;</text:span></text:p>
      <text:p text:style-name="Standard"><text:soft-page-break/></text:p>
      <text:h text:style-name="P7" text:outline-level="1"><text:span text:style-name="T3">Sensor selection (feature selection)</text:span>:</text:h>
      <text:p text:style-name="P3"/>
      <text:p text:style-name="P3">+ ID_01 - Wang, 2008 - IEEE - A Similarity-Based Prognostics Approach for Remaining Useful Life Estimation of Engineered Systems</text:p>
      <text:p text:style-name="P5">“ In the following procedures of this work, the seven sensors, 2, 3, 4, 7, 11, 12 and 15, are used.” </text:p>
      <text:p text:style-name="Standard"/>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00%" fo:keep-together="always" fo:keep-with-next="always"/>
      <style:text-properties fo:color="#595959" fo:font-size="11pt" fo:letter-spacing="0.018cm" fo:font-weight="bold" style:font-name-asian="Calibri1" style:font-family-asian="Calibri" style:font-family-generic-asian="system" style:font-pitch-asian="variable" style:font-size-asian="11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ff0000" fo:font-size="12pt" fo:font-style="italic" style:font-size-asian="12pt" style:font-style-asian="italic"/>
    </style:style>
    <style:style style:name="Subtitle" style:family="paragraph" style:parent-style-name="Standard" style:next-style-name="Standard" style:default-outline-level="" style:class="chapter">
      <style:text-properties fo:color="#5a5a5a" fo:font-size="11pt" fo:letter-spacing="0.026cm" fo:font-weight="bold" style:font-name-asian="Calibri1" style:font-family-asian="Calibri" style:font-family-generic-asian="system" style:font-pitch-asian="variable" style:font-size-asian="11pt" style:font-weight-asian="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ubtítulo_20_Char" style:display-name="Subtítulo Char" style:family="text" style:parent-style-name="Default_20_Paragraph_20_Font">
      <style:text-properties fo:color="#5a5a5a" fo:letter-spacing="0.026cm" fo:font-weight="bold" style:font-name-asian="Calibri1" style:font-family-asian="Calibri" style:font-family-generic-asian="system" style:font-pitch-asian="variable" style:font-weight-asian="bold"/>
    </style:style>
    <style:style style:name="Título_20_3_20_Char" style:display-name="Título 3 Char" style:family="text" style:parent-style-name="Default_20_Paragraph_20_Font">
      <style:text-properties fo:color="#595959" fo:letter-spacing="0.018cm"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NILO</meta:initial-creator>
    <meta:editing-cycles>135</meta:editing-cycles>
    <meta:creation-date>2016-03-22T21:01:00</meta:creation-date>
    <dc:date>2018-09-08T01:46:53.350100862</dc:date>
    <meta:editing-duration>P1DT10H32M13S</meta:editing-duration>
    <meta:generator>LibreOffice/6.0.3.2$Linux_X86_64 LibreOffice_project/00m0$Build-2</meta:generator>
    <meta:document-statistic meta:table-count="0" meta:image-count="0" meta:object-count="0" meta:page-count="2" meta:paragraph-count="16" meta:word-count="355" meta:character-count="2110" meta:non-whitespace-character-count="17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ssociacao-brasileira-de-normas-tecnicas</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associacao-brasileira-de-normas-tecnicas</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Associação Brasileira de Normas Técnicas (Portuguese - Brazil)</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navarmedeiros@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